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.getDefaultPu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port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mport.doCheckExecution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port.doCheck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.getExampleContentPath( Publication pub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ort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.ge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